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3.891cm" fo:margin-left="0.434cm" fo:margin-right="2.674cm" table:align="margins"/>
    </style:style>
    <style:style style:name="Table1.A" style:family="table-column">
      <style:table-column-properties style:column-width="13.891cm" style:rel-column-width="65535*"/>
    </style:style>
    <style:style style:name="Table1.A1" style:family="table-cell">
      <style:table-cell-properties style:vertical-align="middle" style:border-line-width="0.002cm 0.088cm 0.002cm" fo:padding="0.132cm" fo:border="2.6pt double #808080"/>
    </style:style>
    <style:style style:name="Table2" style:family="table">
      <style:table-properties style:width="13.877cm" fo:margin-left="0.513cm" fo:margin-right="2.609cm" table:align="margins"/>
    </style:style>
    <style:style style:name="Table2.A" style:family="table-column">
      <style:table-column-properties style:column-width="13.877cm" style:rel-column-width="65535*"/>
    </style:style>
    <style:style style:name="Table2.A1" style:family="table-cell">
      <style:table-cell-properties style:vertical-align="middle" style:border-line-width="0.002cm 0.088cm 0.002cm" fo:padding="0.132cm" fo:border="2.6pt double #808080"/>
    </style:style>
    <style:style style:name="Table3" style:family="table">
      <style:table-properties style:width="13.935cm" fo:margin-left="0.487cm" fo:margin-right="2.577cm" table:align="margins"/>
    </style:style>
    <style:style style:name="Table3.A" style:family="table-column">
      <style:table-column-properties style:column-width="13.935cm" style:rel-column-width="65535*"/>
    </style:style>
    <style:style style:name="Table3.A1" style:family="table-cell">
      <style:table-cell-properties style:vertical-align="middle" style:border-line-width="0.002cm 0.088cm 0.002cm" fo:padding="0.132cm" fo:border="2.6pt double #808080"/>
    </style:style>
    <style:style style:name="Table4" style:family="table">
      <style:table-properties style:width="13.988cm" fo:margin-left="0.46cm" fo:margin-right="2.551cm" table:align="margins"/>
    </style:style>
    <style:style style:name="Table4.A" style:family="table-column">
      <style:table-column-properties style:column-width="13.988cm" style:rel-column-width="65535*"/>
    </style:style>
    <style:style style:name="Table4.A1" style:family="table-cell">
      <style:table-cell-properties style:vertical-align="middle" style:border-line-width="0.002cm 0.088cm 0.002cm" fo:padding="0.132cm" fo:border="2.6pt double #808080"/>
    </style:style>
    <style:style style:name="Table5" style:family="table">
      <style:table-properties style:width="13.988cm" fo:margin-left="0.46cm" fo:margin-right="2.551cm" table:align="margins"/>
    </style:style>
    <style:style style:name="Table5.A" style:family="table-column">
      <style:table-column-properties style:column-width="13.988cm" style:rel-column-width="65535*"/>
    </style:style>
    <style:style style:name="Table5.A1" style:family="table-cell">
      <style:table-cell-properties style:vertical-align="middle" style:border-line-width="0.002cm 0.088cm 0.002cm" fo:padding="0.132cm" fo:border="2.6pt double #808080"/>
    </style:style>
    <style:style style:name="Table6" style:family="table">
      <style:table-properties style:width="13.882cm" fo:margin-left="0.566cm" fo:margin-right="2.551cm" table:align="margins"/>
    </style:style>
    <style:style style:name="Table6.A" style:family="table-column">
      <style:table-column-properties style:column-width="13.882cm" style:rel-column-width="65535*"/>
    </style:style>
    <style:style style:name="Table6.A1" style:family="table-cell">
      <style:table-cell-properties style:vertical-align="middle" style:border-line-width="0.002cm 0.088cm 0.002cm" fo:padding="0.132cm" fo:border="2.6pt double #80808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f8a0f"/>
    </style:style>
    <style:style style:name="T3" style:family="text">
      <style:text-properties fo:font-style="italic" officeooo:rsid="001f8a0f" fo:background-color="#ffff00" loext:char-shading-value="0" style:font-style-asian="italic" style:font-style-complex="italic"/>
    </style:style>
    <style:style style:name="T4" style:family="text">
      <style:text-properties fo:font-style="normal" officeooo:rsid="001f8a0f" fo:background-color="#ffff00" loext:char-shading-value="0" style:font-style-asian="normal" style:font-style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f8a0f" fo:background-color="#ffff00" loext:char-shading-value="0"/>
    </style:style>
    <style:style style:name="T7" style:family="text">
      <style:text-properties officeooo:rsid="00205361" fo:background-color="#ffff00" loext:char-shading-value="0"/>
    </style:style>
    <style:style style:name="T8" style:family="text">
      <style:text-properties officeooo:rsid="00210864" fo:background-color="#ffff00" loext:char-shading-value="0"/>
    </style:style>
    <style:style style:name="T9" style:family="text">
      <style:text-properties officeooo:rsid="0022eb6c" fo:background-color="#ffff00" loext:char-shading-value="0"/>
    </style:style>
    <style:style style:name="T10" style:family="text">
      <style:text-properties officeooo:rsid="0022eb6c" fo:background-color="#ffff00" loext:char-shading-value="0"/>
    </style:style>
    <style:style style:name="T11" style:family="text">
      <style:text-properties officeooo:rsid="00205361"/>
    </style:style>
    <style:style style:name="T12" style:family="text">
      <style:text-properties officeooo:rsid="00210864"/>
    </style:style>
    <style:style style:name="T13" style:family="text">
      <style:text-properties officeooo:rsid="0022eb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7 (XPath)</text:p>
      <text:p text:style-name="P1"/>
      <text:p text:style-name="Standard">1-Dado el siguiente documento XML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T1">&lt;AAA&gt; <text:line-break/>          &lt;BBB/&gt; <text:line-break/>          &lt;CCC/&gt; <text:line-break/>          &lt;BBB/&gt; <text:line-break/>          &lt;BBB/&gt; <text:line-break/>          &lt;DDD&gt; <text:line-break/>               &lt;BBB/&gt; <text:line-break/>          &lt;/DDD&gt; <text:line-break/>          &lt;CCC/&gt;</text:span> <text:line-break/><text:span text:style-name="T1">     &lt;/AAA&gt; </text:span></text:p>
          </table:table-cell>
        </table:table-row>
      </table:table>
      <text:p text:style-name="Standard"/>
      <text:p text:style-name="Standard">a) Selecciona el elemento raiz AAA<text:span text:style-name="T2">=</text:span><text:span text:style-name="T6"> /AAA</text:span></text:p>
      <text:p text:style-name="Standard">b) Selecciona todos los elementos CCC que son hijos del elemento raiz AAA <text:span text:style-name="T2">= </text:span><text:span text:style-name="T6">/</text:span><text:span text:style-name="T3">AAA/CCC</text:span></text:p>
      <text:p text:style-name="P2">c) Selecciona todos los elementos BBB que son hijos de DDD, que a su vez son hijos del elemento <text:s text:c="20"/>raiz AAA.<text:span text:style-name="T2">= </text:span><text:span text:style-name="T6">/</text:span><text:span text:style-name="T3">AAA</text:span><text:span text:style-name="T4">/DDD/BBB</text:span></text:p>
      <text:p text:style-name="Standard"/>
      <text:p text:style-name="Standard">2- Sea el XML siguiente: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line-break/>     &lt;AAA&gt; <text:line-break/>          &lt;BBB/&gt; <text:line-break/>          &lt;CCC/&gt; <text:line-break/>          &lt;BBB/&gt; <text:line-break/>          &lt;DDD&gt; <text:line-break/>               &lt;BBB/&gt; <text:line-break/>          &lt;/DDD&gt; <text:line-break/>          &lt;CCC&gt; <text:line-break/>               &lt;DDD&gt; <text:line-break/>                    &lt;BBB/&gt; <text:line-break/>                    &lt;BBB/&gt; <text:line-break/>               &lt;/DDD&gt; <text:line-break/>          &lt;/CCC&gt; <text:line-break/>     &lt;/AAA&gt; </text:p>
          </table:table-cell>
        </table:table-row>
      </table:table>
      <text:p text:style-name="Standard"><text:s/></text:p>
      <text:p text:style-name="Table_20_Contents">a) Selecciona todos los elementos BBB <text:s/><text:span text:style-name="T2">=</text:span><text:span text:style-name="T6"> </text:span><text:span text:style-name="T5">//</text:span><text:span text:style-name="T6">BBB</text:span></text:p>
      <text:p text:style-name="Table_20_Contents">b) Indica los elementos seleccionados por la expresión siguiente: /DDD/BBB <text:span text:style-name="T2">Error seria esto </text:span><text:span text:style-name="T3">AAA//</text:span><text:span text:style-name="T4">DDD/BBB</text:span></text:p>
      <text:p text:style-name="Table_20_Contents"/>
      <text:p text:style-name="Standard">3- Dado el siguiente documento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     <text:span text:style-name="T1">&lt;AAA&gt; <text:line-break/>          &lt;XXX&gt; <text:line-break/>               &lt;DDD&gt; <text:line-break/>                    &lt;BBB/&gt; <text:line-break/>                    &lt;BBB/&gt; <text:line-break/>                    &lt;EEE/&gt; <text:line-break/>                    &lt;FFF/&gt; <text:line-break/>               &lt;/DDD&gt; <text:line-break/>          &lt;/XXX&gt; <text:line-break/>          &lt;CCC&gt; <text:line-break/>               &lt;DDD&gt; <text:line-break/>                    &lt;BBB/&gt; <text:line-break/>                    &lt;BBB/&gt; <text:line-break/>                    &lt;EEE/&gt; <text:line-break/>                    &lt;FFF/&gt; <text:line-break/>               &lt;/DDD&gt; <text:line-break/>          &lt;/CCC&gt; <text:line-break/>          &lt;CCC&gt; <text:line-break/>               &lt;BBB&gt; <text:line-break/>                    &lt;BBB&gt; <text:line-break/>                         &lt;BBB/&gt; <text:line-break/>                    &lt;/BBB&gt; <text:line-break/>               &lt;/BBB&gt; <text:line-break/>          &lt;/CCC&gt; <text:line-break/>     &lt;/AAA&gt; </text:span></text:p>
          </table:table-cell>
        </table:table-row>
      </table:table>
      <text:p text:style-name="Table_20_Contents"><text:soft-page-break/></text:p>
      <text:p text:style-name="Table_20_Contents">a) Selecciona todos los elementos contenidos en el camino /AAA/CCC/DDD. <text:span text:style-name="T11">= /</text:span><text:span text:style-name="T7">AAA/CCC/DDD/*</text:span></text:p>
      <text:p text:style-name="Table_20_Contents">b) Selecciona todos los elementos BBB incluidos en exactamente 3 ancestros. <text:span text:style-name="T11">= </text:span><text:span text:style-name="T7">/*/*/*/BBB</text:span></text:p>
      <text:p text:style-name="Table_20_Contents">c) Indica los elementos seleccionados por: //* <text:span text:style-name="T12">= </text:span><text:span text:style-name="T8">seleciona todo el documento</text:span></text:p>
      <text:p text:style-name="Table_20_Contents"/>
      <text:p text:style-name="Table_20_Contents">4- En el siguiente documento selecciona:</text:p>
      <text:p text:style-name="Table_20_Contents"><text:s text:c="4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">   &lt;AAA&gt; <text:line-break/>          &lt;BBB/&gt; <text:line-break/>          &lt;BBB/&gt; <text:line-break/>          &lt;BBB/&gt; <text:line-break/>          &lt;BBB/&gt; <text:line-break/>     &lt;/AAA&gt; </text:p>
          </table:table-cell>
        </table:table-row>
      </table:table>
      <text:p text:style-name="Table_20_Contents"/>
      <text:p text:style-name="Table_20_Contents">a) Selecciona el primer hijo BBB del elemento AAA <text:span text:style-name="T13">= /</text:span><text:span text:style-name="T10">AAA/BBB[1]</text:span></text:p>
      <text:p text:style-name="Table_20_Contents">b) Selecciona el último hijo BBB del elemento AAA <text:span text:style-name="T13">=</text:span><text:span text:style-name="T10"> /AAA/BBB[last()]</text:span></text:p>
      <text:p text:style-name="Table_20_Contents"><text:s/></text:p>
      <text:p text:style-name="Table_20_Contents">5- Dado:</text:p>
      <text:p text:style-name="Table_20_Contents"/>
      <table:table table:name="Table5" table:style-name="Table5">
        <table:table-column table:style-name="Table5.A"/>
        <table:table-row>
          <table:table-cell table:style-name="Table5.A1" office:value-type="string">
            <text:p text:style-name="P3">&lt;AAA&gt; <text:line-break/>          &lt;BBB id = "b1"/&gt; <text:line-break/>          &lt;BBB id = "b2"/&gt; <text:line-break/>          &lt;BBB name = "bbb"/&gt; <text:line-break/>          &lt;BBB/&gt; <text:line-break/>     &lt;/AAA&gt; </text:p>
          </table:table-cell>
        </table:table-row>
      </table:table>
      <text:p text:style-name="Table_20_Contents">a) Selecciona todos los atributos 'id' <text:span text:style-name="T13">= </text:span><text:span text:style-name="T10">//@id</text:span></text:p>
      <text:p text:style-name="Table_20_Contents">b) Selecciona los elementos BBB que contienen un atributo 'id' <text:span text:style-name="T13">=</text:span><text:span text:style-name="T10"> /.//@id</text:span></text:p>
      <text:p text:style-name="Table_20_Contents"/>
      <text:p text:style-name="Table_20_Contents">6- <text:s/>Sea el XML:</text:p>
      <text:p text:style-name="Table_20_Contents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 <text:span text:style-name="T1"> &lt;AAA&gt; <text:line-break/>          &lt;BBB id = "b1"/&gt; <text:line-break/>          &lt;BBB name = " bbb "/&gt; <text:line-break/>          &lt;BBB name = "bbb"/&gt; <text:line-break/>     &lt;/AAA&gt; </text:span></text:p>
          </table:table-cell>
        </table:table-row>
      </table:table>
      <text:p text:style-name="Table_20_Contents">a) Selecciona los elementos BBB cuyo atributo 'id' tiene por valor 'b1' <text:span text:style-name="T13">= </text:span><text:span text:style-name="T10">//BBB[@id='b1']</text:span></text:p>
      <text:p text:style-name="Table_20_Contents">b) Selecciona los elementos BBB cuyo atributo 'name' tiene por valor 'bbb' <text:span text:style-name="T13">= </text:span><text:span text:style-name="T10">//BBB[@name='bbb']</text:span></text:p>
      <text:p text:style-name="Table_20_Contents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3-27T17:24:02</meta:creation-date>
    <dc:date>2023-03-16T11:20:17.644613367</dc:date>
    <dc:language>es-ES</dc:language>
    <meta:editing-cycles>9</meta:editing-cycles>
    <meta:editing-duration>PT1H17M13S</meta:editing-duration>
    <meta:document-statistic meta:table-count="6" meta:image-count="0" meta:object-count="0" meta:page-count="2" meta:paragraph-count="30" meta:word-count="289" meta:character-count="2621" meta:non-whitespace-character-count="1494"/>
    <meta:user-defined meta:name="Info 1"/>
    <meta:user-defined meta:name="Info 2"/>
    <meta:user-defined meta:name="Info 3"/>
    <meta:user-defined meta:name="Info 4"/>
  </office:meta>
</office:document-meta>
</file>